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1pt" officeooo:rsid="00009dc2" officeooo:paragraph-rsid="00009dc2" style:font-size-asian="11pt" style:font-size-complex="11pt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Transformation Priority Premise:</text:span><text:line-break/><text:line-break/>00. ({} –&gt; nil): no code at all -&gt; code that employs nil<text:line-break/>01. (nil -&gt; constant): nil -&gt; code that employs a constant value<text:line-break/>02. (constant -&gt; constant+): a simple constant to a more complex constant<text:line-break/>03. (constant -&gt; scalar): replacing a constant with a variable or an argument<text:line-break/>04. (statement -&gt; statements): adding more unconditional statements.<text:line-break/>05. (unconditional -&gt; if): splitting the execution path<text:line-break/>06. (scalar -&gt; array): replace a scalar value with an array<text:line-break/>07. (array -&gt; container): replace an array with a container<text:line-break/>08. (statement -&gt; recursion): replace a statement with a recursion<text:line-break/>09. (if -&gt; while): replace an if statement with a while loop<text:line-break/>10. (expression -&gt; function): replacing an expression with a function or algorithm<text:line-break/>11. (variable -&gt; assignment): replacing the value of a variable<text:line-break/><text:line-break/><text:span text:style-name="T2">or</text:span><text:line-break/><text:line-break/>00. constant: a value<text:line-break/>01. scalar: a local binding, or variable<text:line-break/>02. invocation: calling a function/method<text:line-break/>03. conditional: if/switch/case/cond<text:line-break/>04. while loop: applies to for loops as well<text:line-break/>05. assignment: replacing the value of a vari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2:37:25.610000000</meta:creation-date>
    <dc:date>2017-02-07T12:40:42.309000000</dc:date>
    <meta:editing-duration>PT3M16S</meta:editing-duration>
    <meta:editing-cycles>1</meta:editing-cycles>
    <meta:document-statistic meta:table-count="0" meta:image-count="0" meta:object-count="0" meta:page-count="1" meta:paragraph-count="1" meta:word-count="171" meta:character-count="1069" meta:non-whitespace-character-count="896"/>
    <meta:generator>LibreOffice/5.2.3.3$Windows_x86 LibreOffice_project/d54a8868f08a7b39642414cf2c8ef2f228f780cf</meta:generator>
  </office:meta>
</office:document-meta>
</file>